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2in"/>
    </style:style>
    <style:style style:name="co3" style:family="table-column">
      <style:table-column-properties fo:break-before="auto" style:column-width="1.9618in"/>
    </style:style>
    <style:style style:name="co4" style:family="table-column">
      <style:table-column-properties fo:break-before="auto" style:column-width="1.5866in"/>
    </style:style>
    <style:style style:name="co5" style:family="table-column">
      <style:table-column-properties fo:break-before="auto" style:column-width="2.64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a9b7c6" style:text-outline="false" style:text-line-through-style="none" style:text-line-through-type="none" style:font-name="JetBrains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34"/>
    <style:style style:name="ce3" style:family="table-cell" style:parent-style-name="Default" style:data-style-name="N121">
      <style:text-properties fo:color="#a9b7c6" style:text-outline="false" style:text-line-through-style="none" style:text-line-through-type="none" style:font-name="JetBrains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2"/>
        <table:table-row table:style-name="ro1">
          <table:table-cell office:value-type="string" calcext:value-type="string">
            <text:p>Masa [kg]</text:p>
          </table:table-cell>
          <table:table-cell table:style-name="Default" office:value-type="string" calcext:value-type="string">
            <text:p>Čas kroga [s]</text:p>
          </table:table-cell>
          <table:table-cell table:style-name="Default" office:value-type="string" calcext:value-type="string">
            <text:p>Relativno čas na 270 kg [%]</text:p>
          </table:table-cell>
          <table:table-cell table:style-name="Default" office:value-type="string" calcext:value-type="string">
            <text:p>Poraba energije [kWh]</text:p>
          </table:table-cell>
          <table:table-cell table:style-name="Default" office:value-type="string" calcext:value-type="string">
            <text:p>Poraba energije relativno na 270 kg [%]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14.336" calcext:value-type="float">
            <text:p>14.336</text:p>
          </table:table-cell>
          <table:table-cell table:formula="of:=([.B2]/[.$B$4]-1)*100" office:value-type="float" office:value="-0.0209219610851519" calcext:value-type="float">
            <text:p>-0.021</text:p>
          </table:table-cell>
          <table:table-cell office:value-type="float" office:value="0.06478" calcext:value-type="float">
            <text:p>0.06478</text:p>
          </table:table-cell>
          <table:table-cell table:formula="of:=([.D2]/[.$D$4]-1)*100" office:value-type="float" office:value="-3.58684328025003" calcext:value-type="float">
            <text:p>-3.587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float" office:value="14.337" calcext:value-type="float">
            <text:p>14.337</text:p>
          </table:table-cell>
          <table:table-cell table:formula="of:=([.B3]/[.$B$4]-1)*100" office:value-type="float" office:value="-0.0139479740567716" calcext:value-type="float">
            <text:p>-0.014</text:p>
          </table:table-cell>
          <table:table-cell office:value-type="float" office:value="0.06593" calcext:value-type="float">
            <text:p>0.06593</text:p>
          </table:table-cell>
          <table:table-cell table:formula="of:=([.D3]/[.$D$4]-1)*100" office:value-type="float" office:value="-1.87527905938383" calcext:value-type="float">
            <text:p>-1.875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14.339" calcext:value-type="float">
            <text:p>14.339</text:p>
          </table:table-cell>
          <table:table-cell table:formula="of:=([.B4]/[.$B$4]-1)*100" office:value-type="float" office:value="0" calcext:value-type="float">
            <text:p>0.000</text:p>
          </table:table-cell>
          <table:table-cell office:value-type="float" office:value="0.06719" calcext:value-type="float">
            <text:p>0.06719</text:p>
          </table:table-cell>
          <table:table-cell table:formula="of:=([.D4]/[.$D$4]-1)*100" office:value-type="float" office:value="0" calcext:value-type="float">
            <text:p>0.000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14.341" calcext:value-type="float">
            <text:p>14.341</text:p>
          </table:table-cell>
          <table:table-cell table:formula="of:=([.B5]/[.$B$4]-1)*100" office:value-type="float" office:value="0.0139479740567605" calcext:value-type="float">
            <text:p>0.014</text:p>
          </table:table-cell>
          <table:table-cell office:value-type="float" office:value="0.06838" calcext:value-type="float">
            <text:p>0.06838</text:p>
          </table:table-cell>
          <table:table-cell table:formula="of:=([.D5]/[.$D$4]-1)*100" office:value-type="float" office:value="1.77109688941808" calcext:value-type="float">
            <text:p>1.771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14.342" calcext:value-type="float">
            <text:p>14.342</text:p>
          </table:table-cell>
          <table:table-cell table:formula="of:=([.B6]/[.$B$4]-1)*100" office:value-type="float" office:value="0.020921961085163" calcext:value-type="float">
            <text:p>0.021</text:p>
          </table:table-cell>
          <table:table-cell table:style-name="ce3" office:value-type="float" office:value="0.0696" calcext:value-type="float">
            <text:p>0.06960</text:p>
          </table:table-cell>
          <table:table-cell table:formula="of:=([.D6]/[.$D$4]-1)*100" office:value-type="float" office:value="3.58684328025005" calcext:value-type="float">
            <text:p>3.587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14.343" calcext:value-type="float">
            <text:p>14.343</text:p>
          </table:table-cell>
          <table:table-cell table:formula="of:=([.B7]/[.$B$4]-1)*100" office:value-type="float" office:value="0.0278959481135432" calcext:value-type="float">
            <text:p>0.028</text:p>
          </table:table-cell>
          <table:table-cell office:value-type="float" office:value="0.07086" calcext:value-type="float">
            <text:p>0.07086</text:p>
          </table:table-cell>
          <table:table-cell table:formula="of:=([.D7]/[.$D$4]-1)*100" office:value-type="float" office:value="5.46212233963388" calcext:value-type="float">
            <text:p>5.4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16" loext:min-decimal-places="16" number:min-integer-digits="1"/>
    </number:number-style>
    <number:number-style style:name="N123">
      <number:number number:decimal-places="15" loext:min-decimal-places="15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12" loext:min-decimal-places="12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0T12:53:28.270211930</meta:creation-date>
    <dc:date>2021-10-30T12:59:40.398549455</dc:date>
    <meta:editing-duration>PT6M12S</meta:editing-duration>
    <meta:editing-cycles>1</meta:editing-cycles>
    <meta:document-statistic meta:table-count="1" meta:cell-count="35" meta:object-count="0"/>
    <meta:generator>LibreOffice/6.4.7.2$Linux_X86_64 LibreOffice_project/40$Build-2</meta:generator>
  </office:meta>
</office:document-meta>
</file>